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JoinConditio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JoinConditionImpl.getParen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JoinConditionImpl.ChildNodeJoinConditionImpl( NamePathResolver resolver , Name childSelectorName , Name parent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JoinConditionImpl.getChild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